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A000001C694AC2266AB07CBC4.png" manifest:media-type="image/png"/>
  <manifest:file-entry manifest:full-path="Pictures/100002010000021400000203287F32D2F69493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7e2" officeooo:paragraph-rsid="000e57e2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57e2" officeooo:paragraph-rsid="000e57e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 Document</text:p>
      <text:p text:style-name="Standard"/>
      <text:p text:style-name="Standard"/>
      <text:p text:style-name="P1">Sequence Diagram</text:p>
      <text:p text:style-name="Standard"><draw:frame draw:style-name="fr1" draw:name="Image1" text:anchor-type="paragraph" svg:x="0.0354in" svg:y="0.1575in" svg:width="6.4382in" svg:height="4.7299in" draw:z-index="0"><draw:image xlink:href="Pictures/100002010000026A000001C694AC2266AB07CB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lass Diagram</text:p>
      <text:p text:style-name="Standard"><draw:frame draw:style-name="fr1" draw:name="Image2" text:anchor-type="paragraph" svg:x="0.3689in" svg:y="0.0772in" svg:width="5.5425in" svg:height="5.3654in" draw:z-index="1"><draw:image xlink:href="Pictures/100002010000021400000203287F32D2F69493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3:11:10.301000000</meta:creation-date>
    <meta:generator>LibreOffice/6.2.0.3$Windows_X86_64 LibreOffice_project/98c6a8a1c6c7b144ce3cc729e34964b47ce25d62</meta:generator>
    <dc:date>2019-04-03T23:12:52.191000000</dc:date>
    <meta:editing-duration>PT1M42S</meta:editing-duration>
    <meta:editing-cycles>1</meta:editing-cycles>
    <meta:document-statistic meta:table-count="0" meta:image-count="2" meta:object-count="0" meta:page-count="3" meta:paragraph-count="3" meta:word-count="6" meta:character-count="44" meta:non-whitespace-character-count="41"/>
  </office:meta>
</office:document-meta>
</file>